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Text_20_body">
      <style:text-properties officeooo:rsid="004a6849" officeooo:paragraph-rsid="004a6849"/>
    </style:style>
    <style:style style:name="P18" style:family="paragraph" style:parent-style-name="Text_20_body">
      <style:text-properties officeooo:rsid="004a3cfa" officeooo:paragraph-rsid="004a3cfa"/>
    </style:style>
    <style:style style:name="P19" style:family="paragraph" style:parent-style-name="Text_20_body">
      <style:text-properties officeooo:rsid="004d35db" officeooo:paragraph-rsid="004d35db"/>
    </style:style>
    <style:style style:name="P20" style:family="paragraph" style:parent-style-name="Text_20_body">
      <style:text-properties officeooo:rsid="004eada5" officeooo:paragraph-rsid="004eada5"/>
    </style:style>
    <style:style style:name="P21" style:family="paragraph" style:parent-style-name="Standard" style:master-page-name="Standard">
      <style:paragraph-properties style:page-number="auto"/>
      <style:text-properties fo:language="da" fo:country="DK"/>
    </style:style>
    <style:style style:name="P22" style:family="paragraph" style:parent-style-name="Heading_20_2">
      <style:paragraph-properties fo:break-before="page"/>
    </style:style>
    <style:style style:name="P23" style:family="paragraph" style:parent-style-name="Heading_20_2">
      <style:text-properties officeooo:rsid="00458007" officeooo:paragraph-rsid="00458007"/>
    </style:style>
    <style:style style:name="P24" style:family="paragraph" style:parent-style-name="Heading_20_2">
      <style:text-properties officeooo:rsid="00475bc7" officeooo:paragraph-rsid="00475bc7"/>
    </style:style>
    <style:style style:name="P25" style:family="paragraph" style:parent-style-name="Heading_20_2">
      <style:text-properties officeooo:rsid="00495d7e" officeooo:paragraph-rsid="00495d7e"/>
    </style:style>
    <style:style style:name="P26" style:family="paragraph" style:parent-style-name="Heading_20_2">
      <style:text-properties officeooo:rsid="004a6849" officeooo:paragraph-rsid="004a6849"/>
    </style:style>
    <style:style style:name="P27" style:family="paragraph" style:parent-style-name="Heading_20_2">
      <style:text-properties officeooo:rsid="004d35db" officeooo:paragraph-rsid="004d35db"/>
    </style:style>
    <style:style style:name="P28" style:family="paragraph" style:parent-style-name="Text_20_body">
      <style:text-properties officeooo:rsid="004ffa43" officeooo:paragraph-rsid="004ffa43"/>
    </style:style>
    <style:style style:name="P29" style:family="paragraph" style:parent-style-name="Text_20_body">
      <style:text-properties officeooo:rsid="00518130" officeooo:paragraph-rsid="00518130"/>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draw:frame draw:style-name="fr1" draw:name="Image1" text:anchor-type="char" svg:width="17cm" svg:height="10.507cm" draw:z-index="5"><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index-body>
      </text:table-of-content>
      <text:p text:style-name="P4"/>
      <text:h text:style-name="P22"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3"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4"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5"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5"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8">Derudover lavet små justeringer ift. fremtidig sikkerhed, så som at lagre databasens legitimationsoplysninger i en fil der ignoreres af GitHub, samt oprettet en branch til udvikling.</text:p>
      <text:h text:style-name="P26" text:outline-level="2"><text:bookmark-start text:name="__RefHeading___Toc262_1980433592"/>08/08/2024:<text:bookmark-end text:name="__RefHeading___Toc262_1980433592"/></text:h>
      <text:p text:style-name="P17">Døjet med hovedpine siden morgen, dog arbejdet så vidt muligt. </text:p>
      <text:p text:style-name="P17">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7">Implementeringen er gjort via JWT (JSON Web Tokens) – på shared niveau - samt MMKV – på Android platforme - til sikker lokal lagring af key-value sæt, så token kan gemmes lokalt, og verificeres med back-end ved app-start/login/når nødvendigheden opstår.</text:p>
      <text:p text:style-name="P17">Den umiddelbare plan er at nå i mål med User delen af back- og front-end enten slut denne uge (9/8), eller start næste uge, og derfra tilføje Groups, så brugere kan melde sig ind i en.</text:p>
      <text:h text:style-name="P27" text:outline-level="2">09/08/2024</text:h>
      <text:p text:style-name="P19">Påbegyndt yderligere konfiguration og refaktorering af visninger ift. bruger/gruppe indstillinger, samt opsat globale indstillinger så token/bruger er tilgængelig for alle visninger i applikationen.</text:p>
      <text:p text:style-name="P19">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20"><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28">Efter nogle timers fejlsøgning, virker det til, at det ikke er et problem med en specifik opsætning på projektniveauet, men desværre en fejl i selve IDE versionen; <text:span text:style-name="T13">fejlrapporteret til JetBrains.</text:span></text:p>
      <text:p text:style-name="P29">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5</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9T16:23:04.560000000</dc:date>
    <meta:editing-duration>PT5H23M38S</meta:editing-duration>
    <meta:editing-cycles>33</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5" meta:paragraph-count="50" meta:word-count="930" meta:character-count="6387" meta:non-whitespace-character-count="5499"/>
  </office:meta>
</office:document-meta>
</file>